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5.689cm" table:align="left"/>
    </style:style>
    <style:style style:name="Table1.A" style:family="table-column">
      <style:table-column-properties style:column-width="0.674cm"/>
    </style:style>
    <style:style style:name="Table1.B" style:family="table-column">
      <style:table-column-properties style:column-width="1.251cm"/>
    </style:style>
    <style:style style:name="Table1.C" style:family="table-column">
      <style:table-column-properties style:column-width="2.357cm"/>
    </style:style>
    <style:style style:name="Table1.D" style:family="table-column">
      <style:table-column-properties style:column-width="1.443cm"/>
    </style:style>
    <style:style style:name="Table1.E" style:family="table-column">
      <style:table-column-properties style:column-width="1.565cm"/>
    </style:style>
    <style:style style:name="Table1.F" style:family="table-column">
      <style:table-column-properties style:column-width="1.827cm"/>
    </style:style>
    <style:style style:name="Table1.G" style:family="table-column">
      <style:table-column-properties style:column-width="1.492cm"/>
    </style:style>
    <style:style style:name="Table1.H" style:family="table-column">
      <style:table-column-properties style:column-width="1.635cm"/>
    </style:style>
    <style:style style:name="Table1.I" style:family="table-column">
      <style:table-column-properties style:column-width="1.683cm"/>
    </style:style>
    <style:style style:name="Table1.J" style:family="table-column">
      <style:table-column-properties style:column-width="1.709cm"/>
    </style:style>
    <style:style style:name="Table1.K" style:family="table-column">
      <style:table-column-properties style:column-width="1.563cm"/>
    </style:style>
    <style:style style:name="Table1.L" style:family="table-column">
      <style:table-column-properties style:column-width="1.54cm"/>
    </style:style>
    <style:style style:name="Table1.M" style:family="table-column">
      <style:table-column-properties style:column-width="1.298cm"/>
    </style:style>
    <style:style style:name="Table1.O" style:family="table-column">
      <style:table-column-properties style:column-width="1.445cm"/>
    </style:style>
    <style:style style:name="Table1.P" style:family="table-column">
      <style:table-column-properties style:column-width="1.466cm"/>
    </style:style>
    <style:style style:name="Table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Q1" style:family="table-cell">
      <style:table-cell-properties fo:background-color="transparent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Q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text-properties style:font-name="Arial" fo:font-size="8pt" style:font-size-asian="8pt" style:font-size-complex="8pt"/>
    </style:style>
    <style:style style:name="P3" style:family="paragraph" style:parent-style-name="Table_20_Contents">
      <style:text-properties fo:color="#000000" style:font-name="Arial" fo:font-size="7pt" fo:font-weight="bold" style:font-size-asian="7pt" style:font-weight-asian="bold" style:font-size-complex="7pt" style:font-weight-complex="bold"/>
    </style:style>
    <style:style style:name="P4" style:family="paragraph" style:parent-style-name="Table_20_Contents">
      <style:text-properties fo:color="#000000" style:font-name="Arial" fo:font-size="7pt" fo:font-weight="normal" style:font-size-asian="7pt" style:font-weight-asian="normal" style:font-size-complex="7pt" style:font-weight-complex="normal"/>
    </style:style>
    <style:style style:name="P5" style:family="paragraph" style:parent-style-name="Table_20_Contents">
      <style:paragraph-properties fo:background-color="transparent">
        <style:background-image/>
      </style:paragraph-properties>
      <style:text-properties fo:color="#000000" style:font-name="Arial" fo:font-size="7pt" fo:font-weight="normal" style:font-size-asian="7pt" style:font-weight-asian="normal" style:font-size-complex="7pt" style:font-weight-complex="normal"/>
    </style:style>
    <style:style style:name="P6" style:family="paragraph" style:parent-style-name="Frame_20_contents">
      <style:text-properties style:font-name="Arial" fo:font-size="9pt" style:font-size-asian="9pt" style:font-size-complex="9pt"/>
    </style:style>
    <style:style style:name="P7" style:family="paragraph" style:parent-style-name="Fram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8" style:family="paragraph" style:parent-style-name="Fram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9" style:family="paragraph" style:parent-style-name="Frame_20_contents">
      <style:paragraph-properties fo:text-align="start" style:justify-single-word="false"/>
      <style:text-properties style:font-name="Arial" fo:font-size="7pt" style:font-size-asian="7pt" style:font-size-complex="7pt"/>
    </style:style>
    <style:style style:name="P10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3" style:family="paragraph" style:parent-style-name="Fram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top" style:vertical-rel="paragraph-content" style:horizontal-pos="left" style:horizontal-rel="paragraph">
        <style:columns fo:column-count="1" fo:column-gap="0cm"/>
      </style:graphic-properties>
    </style:style>
    <style:style style:name="fr3" style:family="graphic" style:parent-style-name="Frame">
      <style:graphic-properties style:vertical-pos="top" style:vertical-rel="paragraph-content" style:horizontal-pos="left" style:horizontal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">
        <text:p text:style-name="Standard"><text:script script:language="JOOScript">@text:section
[#list rpt.radnik as rad]
@/text:section
[/#list]
</text:script></text:p>
        <text:p text:style-name="Standard"><draw:frame draw:style-name="fr1" draw:name="Frame2" text:anchor-type="paragraph" svg:x="19.473cm" svg:y="0.176cm" svg:width="5.909cm" draw:z-index="3"><draw:text-box fo:min-height="1.801cm"><text:p text:style-name="P13"><text:line-break/>Porezna period</text:p><text:p text:style-name="P7">${rpt.p_per}</text:p></draw:text-box></draw:frame><draw:frame draw:style-name="fr1" draw:name="Frame1" text:anchor-type="paragraph" svg:x="0.28cm" svg:y="0.176cm" svg:width="19.195cm" draw:z-index="4"><draw:text-box fo:min-height="1.826cm"><text:p text:style-name="P8"><text:line-break/><text:span text:style-name="T2">Obrazac OLP-1021</text:span><text:line-break/><text:span text:style-name="T3">Obračunski list plaća</text:span></text:p></draw:text-box></draw:frame></text:p>
        <text:p text:style-name="Standard"/>
        <text:p text:style-name="Standard"/>
        <text:p text:style-name="Standard"/>
        <text:p text:style-name="P11"/>
        <text:p text:style-name="P10">Dio 1 - Podaci o poslodavcu / isplatiocu i poreznom obvezniku</text:p>
        <text:p text:style-name="Standard"><draw:frame draw:style-name="fr1" draw:name="Frame5" text:anchor-type="paragraph" svg:x="12.748cm" svg:y="0.201cm" svg:width="12.67cm" draw:z-index="1"><draw:text-box fo:min-height="1.438cm"><text:p text:style-name="P6">4) JMB zaposlenika: <text:s/><text:span text:style-name="T1">${rad.mb}<text:line-break/></text:span>5) Ime <text:s text:c="9"/><text:span text:style-name="T1">${rad.ime}<text:line-break/></text:span>6) Adresa <text:s text:c="4"/><text:span text:style-name="T1">${rad.adr}</text:span></text:p></draw:text-box></draw:frame><draw:frame draw:style-name="fr2" draw:name="Frame3" text:anchor-type="paragraph" svg:width="12.548cm" draw:z-index="0"><draw:text-box fo:min-height="1.438cm"><text:p text:style-name="P6">1) JIB/JMB poslodavca/isplatioca <text:s text:c="2"/><text:span text:style-name="T1">${rpt.p_jmb}</text:span><text:line-break/>2) Naziv <text:s text:c="4"/><text:span text:style-name="T1">${rpt.p_naz}</text:span><text:line-break/>3) Adresa <text:s text:c="2"/><text:span text:style-name="T1">${rpt.p_adr}</text:span></text:p></draw:text-box></draw:frame> <text:s text:c="20"/></text:p>
        <text:p text:style-name="P12">Dio 2 - Podaci o prihodima, doprinosima i porezu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K"/>
          <table:table-column table:style-name="Table1.L"/>
          <table:table-column table:style-name="Table1.M" table:number-columns-repeated="2"/>
          <table:table-column table:style-name="Table1.O"/>
          <table:table-column table:style-name="Table1.P"/>
          <table:table-column table:style-name="Table1.O"/>
          <table:table-row>
            <table:table-cell table:style-name="Table1.A1" office:value-type="string">
              <text:p text:style-name="P5">1) r.br</text:p>
            </table:table-cell>
            <table:table-cell table:style-name="Table1.A1" office:value-type="string">
              <text:p text:style-name="P5">2) Datum isplate</text:p>
            </table:table-cell>
            <table:table-cell table:style-name="Table1.A1" office:value-type="string">
              <text:p text:style-name="P4">3) Vrsta isplate</text:p>
            </table:table-cell>
            <table:table-cell table:style-name="Table1.A1" office:value-type="string">
              <text:p text:style-name="P4">4) Prihod u KM</text:p>
            </table:table-cell>
            <table:table-cell table:style-name="Table1.A1" office:value-type="string">
              <text:p text:style-name="P3">5) iznos pr. u stv. ili usl.</text:p>
            </table:table-cell>
            <table:table-cell table:style-name="Table1.A1" office:value-type="string">
              <text:p text:style-name="P4">6) Bruto plaća kolone (2+3)</text:p>
            </table:table-cell>
            <table:table-cell table:style-name="Table1.A1" office:value-type="string">
              <text:p text:style-name="P3">7) Ukupna stopa za doprinose</text:p>
            </table:table-cell>
            <table:table-cell table:style-name="Table1.A1" office:value-type="string">
              <text:p text:style-name="P3">8) iznos PIO</text:p>
            </table:table-cell>
            <table:table-cell table:style-name="Table1.A1" office:value-type="string">
              <text:p text:style-name="P3">9) iznos zdravstveno</text:p>
            </table:table-cell>
            <table:table-cell table:style-name="Table1.A1" office:value-type="string">
              <text:p text:style-name="P3">10) iznos nezap.</text:p>
            </table:table-cell>
            <table:table-cell table:style-name="Table1.A1" office:value-type="string">
              <text:p text:style-name="P3">11) ukupni doprinosi</text:p>
            </table:table-cell>
            <table:table-cell table:style-name="Table1.A1" office:value-type="string">
              <text:p text:style-name="P3">12) Neto plaća</text:p>
            </table:table-cell>
            <table:table-cell table:style-name="Table1.A1" office:value-type="string">
              <text:p text:style-name="P3">13) Faktor l. odbitaka</text:p>
            </table:table-cell>
            <table:table-cell table:style-name="Table1.A1" office:value-type="string">
              <text:p text:style-name="P3">14) Iznos l. odb.</text:p>
            </table:table-cell>
            <table:table-cell table:style-name="Table1.A1" office:value-type="string">
              <text:p text:style-name="P4">15) Osnovica poreza</text:p>
            </table:table-cell>
            <table:table-cell table:style-name="Table1.A1" office:value-type="string">
              <text:p text:style-name="P4">16) Iznos <text:s/>poreza</text:p>
            </table:table-cell>
            <table:table-cell table:style-name="Table1.Q1" office:value-type="string">
              <text:p text:style-name="P3">17) Iznos za isplatu</text:p>
            </table:table-cell>
          </table:table-row>
          <table:table-row>
            <table:table-cell table:style-name="Table1.A2" office:value-type="string">
              <text:p text:style-name="P2"><text:script script:language="JOOScript">@table:table-row
[#list rad.obracun as obr]
@/table:table-row
[/#list]
</text:script>${obr.rbr}</text:p>
            </table:table-cell>
            <table:table-cell table:style-name="Table1.A2" office:value-type="string">
              <text:p text:style-name="P2">${obr.d_isp}</text:p>
            </table:table-cell>
            <table:table-cell table:style-name="Table1.A2" office:value-type="string">
              <text:p text:style-name="P2">${obr.opis}, ${obr.pl_opis}</text:p>
            </table:table-cell>
            <table:table-cell table:style-name="Table1.A2" office:value-type="string">
              <text:p text:style-name="P2">${obr.prihod}</text:p>
            </table:table-cell>
            <table:table-cell table:style-name="Table1.A2" office:value-type="string">
              <text:p text:style-name="P2">${obr.prih_o}</text:p>
            </table:table-cell>
            <table:table-cell table:style-name="Table1.A2" office:value-type="string">
              <text:p text:style-name="P2">${obr.bruto}</text:p>
            </table:table-cell>
            <table:table-cell table:style-name="Table1.A2" office:value-type="string">
              <text:p text:style-name="P2">${obr.do_us}</text:p>
            </table:table-cell>
            <table:table-cell table:style-name="Table1.A2" office:value-type="string">
              <text:p text:style-name="P2">${obr.do_pio}</text:p>
            </table:table-cell>
            <table:table-cell table:style-name="Table1.A2" office:value-type="string">
              <text:p text:style-name="P2">${obr.do_zdr}</text:p>
            </table:table-cell>
            <table:table-cell table:style-name="Table1.A2" office:value-type="string">
              <text:p text:style-name="P2">${obr.do_nez}</text:p>
            </table:table-cell>
            <table:table-cell table:style-name="Table1.A2" office:value-type="string">
              <text:p text:style-name="P2">${obr.do_uk}</text:p>
            </table:table-cell>
            <table:table-cell table:style-name="Table1.A2" office:value-type="string">
              <text:p text:style-name="P2">${obr.neto}</text:p>
            </table:table-cell>
            <table:table-cell table:style-name="Table1.A2" office:value-type="string">
              <text:p text:style-name="P2">${obr.klo}</text:p>
            </table:table-cell>
            <table:table-cell table:style-name="Table1.A2" office:value-type="string">
              <text:p text:style-name="P2">${obr.l_odb}</text:p>
            </table:table-cell>
            <table:table-cell table:style-name="Table1.A2" office:value-type="string">
              <text:p text:style-name="P2">${obr.p_osn}</text:p>
            </table:table-cell>
            <table:table-cell table:style-name="Table1.A2" office:value-type="string">
              <text:p text:style-name="P2">${obr.p_izn}</text:p>
            </table:table-cell>
            <table:table-cell table:style-name="Table1.Q2" office:value-type="string">
              <text:p text:style-name="P2">${obr.uk}</text:p>
            </table:table-cell>
          </table:table-row>
        </table:table>
        <text:p text:style-name="P12"/>
        <text:p text:style-name="Standard"><draw:frame draw:style-name="fr3" draw:name="Frame6" text:anchor-type="paragraph" svg:width="25.326cm" draw:z-index="2"><draw:text-box fo:min-height="1.277cm"><text:p text:style-name="P9"><text:span text:style-name="T1">Uputstvo:</text:span> Ovaj obrazac je propisan na osnovu člana 28. stav 2. Zakona, i služi poslodavcima/isplatiocima za vođenje evidencije o isplaćenim plaćama i drugim oporezivim naknadama i obračunatim, obustavljenim i uplaćenim doprinosima iz osnovice (na teret osiguranika) i mjesečnih akontacija poreza na dohodaki to za svakog zaposlenika pojedinačno. Podaci se unose u evidenciju hronološki za svaku isplatu posebno u toku poreznog perioda, sabiraju se mjesečno i unose u obrazac GIP-1022. Poslodavac ima opciju da obračunski list vodi u elektronskom obliku pod uslovom da podaci mogu biti odštampani u navedenom formatu.</text:p></draw:text-box></draw:frame> </text:p>
        <text:p text:style-name="P1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asa vranic</meta:initial-creator>
    <meta:creation-date>2009-10-28T13:32:20.85</meta:creation-date>
    <dc:date>2009-12-14T14:04:52.93</dc:date>
    <dc:creator>sasa vranic</dc:creator>
    <meta:editing-duration>PT02H01M49S</meta:editing-duration>
    <meta:editing-cycles>64</meta:editing-cycles>
    <meta:generator>OpenOffice.org/3.0$Win32 OpenOffice.org_project/300m9$Build-9358</meta:generator>
    <meta:document-statistic meta:table-count="1" meta:image-count="0" meta:object-count="0" meta:page-count="2" meta:paragraph-count="45" meta:word-count="217" meta:character-count="1524"/>
    <meta:user-defined meta:name="Info 1"/>
    <meta:user-defined meta:name="Info 2"/>
    <meta:user-defined meta:name="Info 3"/>
    <meta:user-defined meta:name="Info 4"/>
  </office:meta>
</office:document-meta>
</file>